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f3015"/>
    </style:style>
    <style:style style:name="T32" style:family="text">
      <style:text-properties officeooo:rsid="04323f13"/>
    </style:style>
    <style:style style:name="T33" style:family="text">
      <style:text-properties officeooo:rsid="0432a32b"/>
    </style:style>
    <style:style style:name="T34" style:family="text">
      <style:text-properties officeooo:rsid="0433d296"/>
    </style:style>
    <style:style style:name="T35" style:family="text">
      <style:text-properties officeooo:rsid="04356bba"/>
    </style:style>
    <style:style style:name="T36" style:family="text">
      <style:text-properties officeooo:rsid="0436230d"/>
    </style:style>
    <style:style style:name="T37" style:family="text">
      <style:text-properties officeooo:rsid="043c35dd"/>
    </style:style>
    <style:style style:name="T38" style:family="text">
      <style:text-properties officeooo:rsid="043d8789"/>
    </style:style>
    <style:style style:name="T39" style:family="text">
      <style:text-properties officeooo:rsid="043f25d0"/>
    </style:style>
    <style:style style:name="T40" style:family="text">
      <style:text-properties officeooo:rsid="04403a95"/>
    </style:style>
    <style:style style:name="T41" style:family="text">
      <style:text-properties officeooo:rsid="0440e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5">1.</text:span><text:span text:style-name="T38">1</text:span></text:p>
      <text:p text:style-name="P3">LibreOffice: <text:span text:style-name="T9">7.</text:span><text:span text:style-name="T40">6.0</text:span></text:p>
      <text:p text:style-name="P4"><text:span text:style-name="T7">Thunderbird: </text:span><text:span text:style-name="T20">1</text:span><text:span text:style-name="T37">15.</text:span><text:span text:style-name="T39">1.</text:span><text:span text:style-name="T40">1</text:span></text:p>
      <text:p text:style-name="P3">VLC: 3.0.<text:span text:style-name="T5">1</text:span><text:span text:style-name="T27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1">4</text:span></text:p>
      <text:p text:style-name="P3">OpenShot: <text:span text:style-name="T28">3.</text:span><text:span text:style-name="T32">1.1</text:span></text:p>
      <text:p text:style-name="P5"><text:span text:style-name="T7">Audacity: </text:span><text:span text:style-name="T10">3.</text:span><text:span text:style-name="T33">3.</text:span><text:span text:style-name="T35">3</text:span></text:p>
      <text:p text:style-name="P3">Paint.net: <text:span text:style-name="T29">5.0</text:span><text:span text:style-name="T40">9</text:span><text:span text:style-name="T34"><text:tab/></text:span></text:p>
      <text:p text:style-name="P3">MakeMKV: 1.1<text:span text:style-name="T20">7.</text:span><text:span text:style-name="T34">4</text:span></text:p>
      <text:p text:style-name="P6">SMPlayer: <text:span text:style-name="T3">2</text:span><text:span text:style-name="T37">3.6</text:span></text:p>
      <text:p text:style-name="P7">Kdenlive: <text:span text:style-name="T6">2</text:span><text:span text:style-name="T32">3.0</text:span><text:span text:style-name="T41">8.0</text:span></text:p>
      <text:p text:style-name="P8">Rocky Linux: <text:span text:style-name="T21">9.</text:span><text:span text:style-name="T34">2</text:span></text:p>
      <text:p text:style-name="P9">Ubuntu Server: 2<text:span text:style-name="T18">2.04.</text:span><text:span text:style-name="T40">3</text:span></text:p>
      <text:p text:style-name="P4"><text:span text:style-name="T7">Fedora: 3</text:span><text:span text:style-name="T32">8</text:span></text:p>
      <text:p text:style-name="P3">Linux Mint: <text:span text:style-name="T8">2</text:span><text:span text:style-name="T23">1.</text:span><text:span text:style-name="T38">2</text:span></text:p>
      <text:p text:style-name="P10">Kubuntu: <text:span text:style-name="T4">2</text:span><text:span text:style-name="T18">2.04.</text:span><text:span text:style-name="T40">3</text:span></text:p>
      <text:p text:style-name="P11">Fedora lxqt: 3<text:span text:style-name="T32">8</text:span></text:p>
      <text:p text:style-name="P12">Arch: <text:span text:style-name="T39">8</text:span><text:span text:style-name="T37">-1-23</text:span></text:p>
      <text:p text:style-name="P13">Debian (Stable): 1<text:span text:style-name="T35">2.</text:span><text:span text:style-name="T39">1.0</text:span></text:p>
      <text:p text:style-name="P14">OpenSuse (Leap): 15.<text:span text:style-name="T35">5</text:span></text:p>
      <text:p text:style-name="P15">Visual Studio: 20<text:span text:style-name="T14">22<text:tab/></text:span></text:p>
      <text:p text:style-name="P16">FileZilla Client: 3.<text:span text:style-name="T19">6</text:span><text:span text:style-name="T37">5.0</text:span></text:p>
      <text:p text:style-name="P17">Notepad ++: <text:span text:style-name="T11">8.</text:span><text:span text:style-name="T31">5.</text:span><text:span text:style-name="T40">6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3">4.</text:span><text:span text:style-name="T39">2</text:span></text:p>
      <text:p text:style-name="P18">VirtualBox: <text:span text:style-name="T25">7.0.</text:span><text:span text:style-name="T38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2">6.</text:span><text:span text:style-name="T35">1</text:span></text:p>
      <text:p text:style-name="P17">7-zip: <text:span text:style-name="T1">2</text:span><text:span text:style-name="T36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8-28T20:15:58.884207644</dc:date>
    <meta:editing-duration>P2DT15H25M28S</meta:editing-duration>
    <meta:editing-cycles>506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6"/>
  </office:meta>
</office:document-meta>
</file>